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8c1c6"/>
    </style:style>
    <style:style style:name="T2" style:family="text">
      <style:text-properties officeooo:rsid="0018f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********************<text:line-break/>* <text:s text:c="2"/>naming god<text:line-break/>* <text:s text:c="2"/>initial site configuration<text:line-break/>* <text:s text:c="2"/>Oct., 2021<text:line-break/>********************<text:line-break/><text:line-break/>*<text:line-break/>* <text:s text:c="2"/>SITE PLAN<text:line-break/>*<text:line-break/>TODO<text:line-break/><text:line-break/>*<text:line-break/>* <text:s/>SITE SETTINGS<text:line-break/>*<text:line-break/><text:line-break/>1) Pick a title and URL<text:line-break/><text:line-break/>naming god<text:line-break/>naminggod.substack.com<text:line-break/><text:line-break/>2) Pick a logo<text:line-break/> <text:s text:c="2"/>square, 256x256<text:line-break/><text:line-break/>3) Write a short description<text:line-break/><text:line-break/>Reflections for the spiritual seeker<text:line-break/><text:line-break/>4) Customize your publication theme<text:line-break/><text:line-break/>version 1 <text:s text:c="4"/>10/13/21<text:line-break/><text:line-break/>5) Housekeeping<text:line-break/>TODO<text:line-break/><text:line-break/>6) About page <text:s text:c="4"/><text:span text:style-name="T1">REVISION 1</text:span><text:line-break/><text:line-break/>filename: <text:s text:c="2"/>about<text:line-break/>updated: <text:s text:c="3"/><text:span text:style-name="T1">7/20/22 <text:s/>&lt;&lt;</text:span>10/27/21<text:span text:style-name="T1">&gt;&gt;</text:span><text:line-break/><text:line-break/>Welcome to Naming God, a newsletter of resources and reflections for the spiritual seeker.<text:line-break/><text:line-break/>This is a website for the unchurched spiritual seeker.<text:line-break/><text:line-break/>By "unchurched" I mean those who never or infrequently attend church. They may have grown up<text:line-break/>in some religious tradition but reached a point in their lives that church-going simply wasn't<text:line-break/>worth the investment of time and money. They may have found that the hierarchy and enforced<text:line-break/>orthodoxy of organized religion was oppressive.<text:line-break/><text:line-break/>By "spiritual seeker" I mean those who find reflecting on the nature of the universe and one's place in it a constant preoccupation. Some part of the stories and accounts of one's religious upbringing remain alive or musings on these questions have grown organically from one's daily experience.<text:line-break/><text:line-break/>This newsletter is an invitation to become part of this spiritual quest. I'm writing as one who is in no way a "credentialed" authority. I offer only an <text:soft-page-break/>integrity and curiousity that moves me to constantly question my reality and write about my experiences.<text:line-break/><text:line-break/>I hope that this newsletter will <text:span text:style-name="T2">prove useful for you</text:span>.<text:line-break/><text:line-break/>7) Thank you for subscribing<text:line-break/>version 1 <text:s text:c="3"/>Oct. 13, 2021<text:line-break/>Thank you for your interest in Naming God! We hope that we will be a trusted resource as<text:line-break/>you continue on your spiritual journey. Any and all feedback is always welcome!<text:line-break/><text:line-break/>David O. Frazier<text:line-break/>Editor and Publisher<text:line-break/><text:line-break/>8) Unsubscribe page<text:line-break/>version 1 <text:s text:c="3"/>Oct. 13, 2021<text:line-break/>We have received your request to cancel your subscription. We will honor your request immediately.<text:line-break/>We appreciate the time that you have followed us.<text:line-break/><text:line-break/>Regards,<text:line-break/>David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0T12:28:10.106000000</dc:date>
    <meta:editing-duration>PT3M58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1" meta:word-count="328" meta:character-count="2046" meta:non-whitespace-character-count="1663"/>
  </office:meta>
</office:document-meta>
</file>